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4"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5"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6"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T1" style:family="text">
      <style:text-properties officeooo:rsid="00221a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6">Hello, I am Isaac, the founder of the Valency Exchange. Thank you for giving me the opportunity to present our groundbreaking platform that aims to not just revolutionise the cryptocurrency exchange landscape, but the entire cryptocurrency industry.</text:p>
      <text:p text:style-name="P6">We are laser-focused on trust, transparency, and security, leveraging cutting-edge technologies to offer a trading experience that is unparalleled in the market today.</text:p>
      <text:p text:style-name="P3"/>
      <text:p text:style-name="P2">Problem Statement</text:p>
      <text:p text:style-name="P7">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he recent collapse of the FTX exchange due to customer fund mismanagement and fraud. This incident has shaken the confidence of investors and traders alike, highlighting the urgent need for a more secure and transparent platform.</text:p>
      <text:p text:style-name="P4"/>
      <text:p text:style-name="P2">Solution</text:p>
      <text:p text:style-name="P8">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8"/>
      <text:p text:style-name="P9">The exchange is built on top of our own, non-profit run, decentralised network called the Valency Network (imaginative name right?). Transactions between customer and exchange are routed through a ‘smart contract’ hosted on this network. This smart contract acts as an escrow (middleman) between both parties and ensures both parties get what they want.</text:p>
      <text:p text:style-name="P9">Lets give an example: say that Sally (the customer) wanted to buy some Bitcoin from Bob (the exchange). Sally would send the $100 to an Escrow account, and Bob would send the Bitcoin to an Escrow wallet. Once the escrow see’s that the two assets are legitimate, then it will complete the transaction by sending each asset off to their new owner. If either party does not send their agreed upon asset to the escrow, the assets will be returned to their original owners.</text:p>
      <text:p text:style-name="P9">The escrow in this example is the smart-contract running on the Valency Network. It is able to detect if the two assets are legitimate through the use of Banking API’s and Cryptocurrency Wallets.</text:p>
      <text:p text:style-name="P5"/>
      <text:p text:style-name="P2">Technology</text:p>
      <text:p text:style-name="P2"/>
      <text:p text:style-name="P2"/>
      <text:p text:style-name="P2">Market Opportunity</text:p>
      <text:p text:style-name="P2"/>
      <text:p text:style-name="P2"/>
      <text:p text:style-name="P2">Business Model</text:p>
      <text:p text:style-name="P2"/>
      <text:p text:style-name="P2"/>
      <text:p text:style-name="P2">Traction</text:p>
      <text:p text:style-name="P2"/>
      <text:p text:style-name="P2"><text:soft-page-break/></text:p>
      <text:p text:style-name="P2">Funding</text:p>
      <text:p text:style-name="P2"/>
      <text:p text:style-name="P2"/>
      <text:p text:style-name="P2">Conclusion</text:p>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05T23:48:12.110641270</dc:date>
    <meta:editing-duration>PT40M53S</meta:editing-duration>
    <meta:editing-cycles>4</meta:editing-cycles>
    <meta:generator>LibreOffice/7.5.2.2$Linux_X86_64 LibreOffice_project/50$Build-2</meta:generator>
    <meta:document-statistic meta:table-count="0" meta:image-count="0" meta:object-count="0" meta:page-count="2" meta:paragraph-count="17" meta:word-count="390" meta:character-count="2471" meta:non-whitespace-character-count="2097"/>
  </office:meta>
</office:document-meta>
</file>